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frmPassword.xml"/>
  <manifest:file-entry manifest:media-type="text/xml" manifest:full-path="Dialogs/Standard/frmAddFields.xml"/>
  <manifest:file-entry manifest:media-type="" manifest:full-path="Dialogs/Standard/"/>
  <manifest:file-entry manifest:media-type="" manifest:full-path="Dialog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6.6681in" table:align="margins" style:writing-mode="lr-tb"/>
    </style:style>
    <style:style style:name="Table4.A" style:family="table-column">
      <style:table-column-properties style:column-width="6.6681in" style:rel-column-width="65535*"/>
    </style:style>
    <style:style style:name="Table4.A1" style:family="table-cell">
      <style:table-cell-properties fo:padding-left="0in" fo:padding-right="0in" fo:padding-top="0.0396in" fo:padding-bottom="0in" fo:border="none"/>
    </style:style>
    <style:style style:name="P1" style:family="paragraph" style:parent-style-name="Standard">
      <style:paragraph-properties fo:text-align="center" style:justify-single-word="false"/>
      <style:text-properties style:font-name="Calibri" fo:font-size="10pt" fo:font-weight="bold" style:font-size-asian="10pt" style:font-weight-asian="bold" style:font-name-complex="Arial" style:font-size-complex="10pt"/>
    </style:style>
    <style:style style:name="P2" style:family="paragraph" style:parent-style-name="Standard">
      <style:paragraph-properties fo:margin-left="0.25in" fo:margin-right="0in" fo:text-indent="0in" style:auto-text-indent="false"/>
      <style:text-properties style:font-name="Calibri" fo:font-size="10pt" fo:language="en" fo:country="GB" style:font-size-asian="10pt" style:font-name-complex="Arial" style:font-size-complex="10pt"/>
    </style:style>
    <style:style style:name="P3" style:family="paragraph" style:parent-style-name="Standard">
      <style:paragraph-properties fo:margin-left="0.25in" fo:margin-right="0in" fo:text-align="center" style:justify-single-word="false" fo:text-indent="0in" style:auto-text-indent="false"/>
      <style:text-properties style:font-name="Calibri" fo:font-size="10pt" fo:language="en" fo:country="GB" style:font-size-asian="10pt" style:font-name-complex="Arial" style:font-size-complex="10pt"/>
    </style:style>
    <style:style style:name="P4" style:family="paragraph" style:parent-style-name="Standard">
      <style:paragraph-properties fo:margin-left="0.25in" fo:margin-right="0in" fo:text-indent="0in" style:auto-text-indent="false"/>
      <style:text-properties style:font-name="Calibri" fo:font-size="10pt" fo:language="en" fo:country="GB" style:font-size-asian="10pt" style:font-size-complex="10pt"/>
    </style:style>
    <style:style style:name="P5" style:family="paragraph" style:parent-style-name="Standard">
      <style:paragraph-properties fo:margin-left="0in" fo:margin-right="0in" fo:text-indent="0in" style:auto-text-indent="false"/>
      <style:text-properties style:font-name="Calibri" fo:font-size="10pt" style:font-size-asian="10pt" style:font-size-complex="10pt"/>
    </style:style>
    <style:style style:name="P6" style:family="paragraph" style:parent-style-name="Standard">
      <style:paragraph-properties fo:margin-left="0in" fo:margin-right="0in" fo:text-align="center" style:justify-single-word="false" fo:text-indent="0in" style:auto-text-indent="false"/>
      <style:text-properties style:font-name="Calibri" fo:font-size="10pt" style:font-size-asian="10pt" style:font-size-complex="10pt"/>
    </style:style>
    <style:style style:name="P7" style:family="paragraph" style:parent-style-name="Standard">
      <style:paragraph-properties fo:margin-left="0in" fo:margin-right="0in" fo:text-indent="0in" style:auto-text-indent="false"/>
      <style:text-properties style:font-name="Calibri" fo:font-size="10pt" fo:language="en" fo:country="GB" style:font-size-asian="10pt" style:font-name-complex="Arial" style:font-size-complex="10pt"/>
    </style:style>
    <style:style style:name="P8" style:family="paragraph" style:parent-style-name="Standard">
      <style:paragraph-properties fo:margin-left="0in" fo:margin-right="0in" fo:text-align="end" style:justify-single-word="false" fo:text-indent="0in" style:auto-text-indent="false"/>
      <style:text-properties style:font-name="Calibri" fo:font-size="10pt" fo:language="en" fo:country="GB" style:font-size-asian="10pt" style:font-name-complex="Arial" style:font-size-complex="10pt"/>
    </style:style>
    <style:style style:name="P9" style:family="paragraph" style:parent-style-name="Table_20_Contents">
      <style:text-properties style:font-name="Calibri" fo:font-size="10pt" style:font-size-asian="10pt" style:font-size-complex="10pt"/>
    </style:style>
    <style:style style:name="P10" style:family="paragraph" style:parent-style-name="Standard" style:master-page-name="Standard">
      <style:paragraph-properties fo:margin-left="0.25in" fo:margin-right="0in" fo:text-indent="0in" style:auto-text-indent="false" style:page-number="auto"/>
      <style:text-properties style:font-name="Calibri" fo:font-size="10pt" fo:language="en" fo:country="GB" style:font-size-asian="10pt" style:font-name-complex="Arial" style:font-size-complex="10pt"/>
    </style:style>
    <style:style style:name="P11" style:family="paragraph" style:parent-style-name="Standard">
      <style:paragraph-properties fo:margin-left="0in" fo:margin-right="0in" fo:text-indent="0in" style:auto-text-indent="false"/>
      <style:text-properties fo:font-weight="normal" style:font-weight-asian="normal" style:font-weight-complex="normal"/>
    </style:style>
    <style:style style:name="P12" style:family="paragraph" style:parent-style-name="Standard">
      <style:paragraph-properties fo:margin-left="0in" fo:margin-right="0in" fo:text-indent="0in" style:auto-text-indent="false"/>
      <style:text-properties style:font-name="Calibri" fo:font-size="10pt" fo:language="en" fo:country="GB" style:font-size-asian="10pt" style:font-name-complex="Arial" style:font-size-complex="10pt"/>
    </style:style>
    <style:style style:name="T1" style:family="text">
      <style:text-properties style:font-name="Calibri" fo:font-size="10pt" style:font-size-asian="10pt" style:font-size-complex="10pt"/>
    </style:style>
    <style:style style:name="T2" style:family="text">
      <style:text-properties style:font-name="Calibri" fo:font-size="10pt" style:font-size-asian="10pt" style:font-name-complex="Arial" style:font-size-complex="10pt"/>
    </style:style>
    <style:style style:name="T3" style:family="text">
      <style:text-properties style:font-name="Calibri" fo:font-size="10pt" fo:font-weight="normal" style:font-size-asian="10pt" style:font-weight-asian="normal" style:font-name-complex="Arial" style:font-size-complex="10pt"/>
    </style:style>
    <style:style style:name="T4" style:family="text">
      <style:text-properties style:font-name="Calibri" fo:font-size="10pt" fo:font-weight="bold" style:font-size-asian="10pt" style:font-weight-asian="bold" style:font-name-complex="Arial" style:font-size-complex="10pt"/>
    </style:style>
    <style:style style:name="T5" style:family="text">
      <style:text-properties fo:language="en" fo:country="GB" style:font-name-complex="Arial"/>
    </style:style>
    <style:style style:name="T6" style:family="text">
      <style:text-properties fo:language="en" fo:country="GB" fo:font-weight="bold" style:font-weight-asian="bold" style:font-name-complex="Arial"/>
    </style:style>
    <style:style style:name="T7"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
      <text:p text:style-name="P2"/>
      <text:p text:style-name="P2"/>
      <text:p text:style-name="P2"/>
      <text:p text:style-name="P2"/>
      <text:p text:style-name="P5"><text:span text:style-name="T5"><text:placeholder text:placeholder-type="text">&lt;data['form']['id']&gt;</text:placeholder></text:span><text:span text:style-name="T5"><text:tab/><text:tab/><text:tab/><text:tab/><text:tab/><text:tab/><text:tab/><text:tab/></text:span></text:p>
      <text:p text:style-name="P8"><text:placeholder text:placeholder-type="text">&lt;time&gt;</text:placeholder></text:p>
      <text:p text:style-name="P5"><text:span text:style-name="T5"><text:placeholder text:placeholder-type="text">&lt;data['form']['title']&gt;</text:placeholder></text:span><text:span text:style-name="T5"> </text:span><text:span text:style-name="T5"><text:placeholder text:placeholder-type="text">&lt;data['form']['name']&gt;</text:placeholder></text:span></text:p>
      <table:table table:name="Table4" table:style-name="Table4">
        <table:table-column table:style-name="Table4.A"/>
        <table:table-row>
          <table:table-cell table:style-name="Table4.A1" office:value-type="string">
            <text:p text:style-name="Table_20_Contents"><text:a xlink:type="simple" xlink:href="relatorio://for%20each=%22address%20in%20data['form']['address']%22"><text:span text:style-name="T1">relatorio://for each="address in data['form']['address']"</text:span></text:a></text:p>
          </table:table-cell>
        </table:table-row>
        <table:table-row>
          <table:table-cell table:style-name="Table4.A1" office:value-type="string">
            <text:p text:style-name="P9"><text:placeholder text:placeholder-type="text">&lt;address&gt;</text:placeholder></text:p>
          </table:table-cell>
        </table:table-row>
        <table:table-row>
          <table:table-cell table:style-name="Table4.A1" office:value-type="string">
            <text:p text:style-name="Table_20_Contents"><text:a xlink:type="simple" xlink:href="relatorio:///for"><text:span text:style-name="T1">relatorio:///for</text:span></text:a></text:p>
          </table:table-cell>
        </table:table-row>
      </table:table>
      <text:p text:style-name="P2"><text:tab/><text:tab/><text:tab/><text:tab/><text:tab/><text:tab/><text:tab/><text:tab/><text:tab/><text:tab/><text:tab/><text:tab/><text:tab/><text:tab/><text:tab/><text:tab/><text:tab/><text:tab/></text:p>
      <text:p text:style-name="P5"><text:span text:style-name="T5"><text:placeholder text:placeholder-type="text">&lt;data['form']['title_last_name']&gt;</text:placeholder></text:span><text:span text:style-name="T5"><text:tab/></text:span><text:span text:style-name="T5"><text:tab/></text:span></text:p>
      <text:p text:style-name="P2"/>
      <text:p text:style-name="P11"><text:span text:style-name="T2">Essex Guardians have referred you to us to carry out a Car Access Assessment at your home. This is to confirm that your appointment has been made for:</text:span></text:p>
      <text:p text:style-name="P1"/>
      <text:p text:style-name="P6"><text:span text:style-name="T6"><text:placeholder text:placeholder-type="text">&lt;data['form']['apmt_start_date']&gt;</text:placeholder></text:span><text:span text:style-name="T6"> at </text:span><text:span text:style-name="T6"><text:placeholder text:placeholder-type="text">&lt;data['form']['apmt_start_time']&gt;</text:placeholder></text:span></text:p>
      <text:p text:style-name="P3"/>
      <text:p text:style-name="P7">I should be grateful if you would complete the enclosed questionnaire and return it to us at the Thetford address (as at the top of this letter, <text:span text:style-name="T7">NOT</text:span> to Wakes Hall) as soon as possible to confirm your acceptance of the appointment. Essex Guardians will be paying your fee. However, if cancellation is subsequently necessary, please note that you may be charged a fee by Essex Guardians unless 5 working days notice is given, or medical evidence of your inability to undergo the assessment <text:s/>provided.</text:p>
      <text:p text:style-name="P7"/>
      <text:p text:style-name="P7">We look forward to seeing you and hope that we are able to help you overcome your mobility problems. If you have any queries about any aspect of the assessment, please do not hesitate to contact me.</text:p>
      <text:p text:style-name="P2"/>
      <text:p text:style-name="P7">Yours sincerely</text:p>
      <text:p text:style-name="P2"/>
      <text:p text:style-name="P7"/>
      <text:p text:style-name="P7"/>
      <text:p text:style-name="P7">For East Anglian DriveAbility</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size-asian="8pt" style:font-name-complex="Tahoma" style:font-size-complex="8pt"/>
    </style:style>
    <style:style style:name="Emphasis" style:family="text">
      <style:text-properties fo:font-style="normal" fo:font-weight="bold" style:font-style-asian="normal" style:font-weight-asian="bold"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is is the FeBS Mail Merge master template</dc:title>
    <meta:initial-creator>Ben Gidley</meta:initial-creator>
    <meta:creation-date>2013-09-10T15:01:00</meta:creation-date>
    <dc:creator>Forum Forum</dc:creator>
    <dc:date>2014-04-17T00:08:07.88</dc:date>
    <meta:editing-cycles>6</meta:editing-cycles>
    <meta:editing-duration>PT00H18M38S</meta:editing-duration>
    <meta:generator>OpenOffice.org/3.2$Win32 OpenOffice.org_project/320m12$Build-9483</meta:generator>
    <meta:document-statistic meta:table-count="1" meta:image-count="0" meta:object-count="0" meta:page-count="1" meta:paragraph-count="14" meta:word-count="170" meta:character-count="1175"/>
  </office:meta>
</office:document-meta>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rmPassword"/>
  <library:element library:name="frmAddFields"/>
</library:library>
</file>

<file path=Dialogs/Standard/frmAddFields.xml><?xml version="1.0" encoding="utf-8"?>
<!DOCTYPE window  PUBLIC '-//OpenOffice.org//DTD OfficeDocument 1.0//EN'  'dialog.dtd'>
<dlg:window xmlns:dlg="http://openoffice.org/2000/dialog" xmlns:script="http://openoffice.org/2000/script" dlg:style-id="0" dlg:id="frmAddFields" dlg:left="0" dlg:top="0" dlg:width="139" dlg:height="0" dlg:closeable="true" dlg:moveable="true" dlg:title="frmAddFields">
  <dlg:styles>
    <dlg:style dlg:style-id="0" dlg:background-color="0xc0c0c0"/>
  </dlg:styles>
</dlg:window>
</file>

<file path=Dialogs/Standard/frmPassword.xml><?xml version="1.0" encoding="utf-8"?>
<!DOCTYPE window  PUBLIC '-//OpenOffice.org//DTD OfficeDocument 1.0//EN'  'dialog.dtd'>
<dlg:window xmlns:dlg="http://openoffice.org/2000/dialog" xmlns:script="http://openoffice.org/2000/script" dlg:style-id="2" dlg:id="frmPassword" dlg:left="0" dlg:top="0" dlg:width="139" dlg:height="89" dlg:closeable="true" dlg:moveable="true" dlg:title="frmPassword">
  <dlg:styles>
    <dlg:style dlg:style-id="0" dlg:background-color="0xffffff" dlg:text-color="0x0" dlg:font-name="Tahoma" dlg:font-height="8"/>
    <dlg:style dlg:style-id="1" dlg:background-color="0xc0c0c0" dlg:text-color="0x0" dlg:font-name="Tahoma" dlg:font-height="8"/>
    <dlg:style dlg:style-id="2" dlg:background-color="0xc0c0c0"/>
  </dlg:styles>
  <dlg:bulletinboard>
    <dlg:textfield dlg:style-id="0" dlg:id="txtUsername" dlg:left="71" dlg:top="21" dlg:width="46" dlg:height="12"/>
    <dlg:text dlg:style-id="1" dlg:id="lblUserName" dlg:left="16" dlg:top="25" dlg:width="42" dlg:height="8" dlg:value="Username" dlg:multiline="true"/>
    <dlg:text dlg:style-id="1" dlg:id="Label1" dlg:left="4" dlg:top="4" dlg:width="135" dlg:height="12" dlg:value="Please enter your FeBS username and password" dlg:multiline="true"/>
    <dlg:textfield dlg:style-id="0" dlg:id="txtPassword" dlg:left="71" dlg:top="38" dlg:width="46" dlg:height="12" dlg:echochar="*"/>
    <dlg:text dlg:style-id="1" dlg:id="lblPassword" dlg:left="16" dlg:top="42" dlg:width="42" dlg:height="8" dlg:value="Password" dlg:multiline="true"/>
    <dlg:button dlg:style-id="1" dlg:id="cmdSave" dlg:left="44" dlg:top="63" dlg:width="50" dlg:height="16" dlg:value="Save"/>
    <dlg:progressmeter dlg:id="WebBrowser1" dlg:disabled="true" dlg:visible="false" dlg:left="8" dlg:top="59" dlg:width="21" dlg:height="0" dlg:value-max="0"/>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